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1.05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8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68" style:family="table-cell" style:parent-style-name="Default">
      <style:table-cell-properties fo:background-color="#ffffd7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d7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" table:default-cell-style-name="Default"/>
        <table:table-column table:style-name="co16" table:number-columns-repeated="1000" table:default-cell-style-name="Default"/>
        <table:table-row table:style-name="ro1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9"/>
          <table:table-cell table:style-name="ce35" office:value-type="string" calcext:value-type="string">
            <text:p>Unitats</text:p>
          </table:table-cell>
          <table:table-cell table:style-name="ce35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35" office:value-type="string" calcext:value-type="string">
            <text:p>Pressupostat</text:p>
          </table:table-cell>
          <table:table-cell table:style-name="ce35" office:value-type="string" calcext:value-type="string">
            <text:p>Despesa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8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18" office:value-type="string" calcext:value-type="string">
            <text:p>Lloguer de les instal·lacions </text:p>
          </table:table-cell>
          <table:table-cell table:style-name="ce98" table:formula="of:=[.D30]*50" office:value-type="float" office:value="6200" calcext:value-type="float">
            <text:p>6.200,00 €</text:p>
          </table:table-cell>
          <table:table-cell table:style-name="ce98" table:formula="of:=SUMIF([Factures.D:.D];[.I9];[Factures.E:.E])" office:value-type="float" office:value="-4019.43" calcext:value-type="float">
            <text:p>4.019,43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8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18" office:value-type="string" calcext:value-type="string">
            <text:p>Lloguer Furgona cotxe gasoil </text:p>
          </table:table-cell>
          <table:table-cell table:style-name="ce98" office:value-type="float" office:value="2500" calcext:value-type="float">
            <text:p>2.500,00 €</text:p>
          </table:table-cell>
          <table:table-cell table:style-name="ce98" table:formula="of:=SUMIF(PARTIDES;[.I10];IMPORTS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8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18" office:value-type="string" calcext:value-type="string">
            <text:p>Lloguer Autobús </text:p>
          </table:table-cell>
          <table:table-cell table:style-name="ce98" office:value-type="float" office:value="8800" calcext:value-type="float">
            <text:p>8.800,00 €</text:p>
          </table:table-cell>
          <table:table-cell table:style-name="ce98" table:formula="of:=SUMIF(PARTIDES;[.I11];IMPORTS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98" office:value-type="float" office:value="100" calcext:value-type="float">
            <text:p>100,00 €</text:p>
          </table:table-cell>
          <table:table-cell table:style-name="ce98" office:value-type="float" office:value="268.83" calcext:value-type="float">
            <text:p>268,83 €</text:p>
          </table:table-cell>
          <table:table-cell table:style-name="ce9"/>
          <table:table-cell table:style-name="ce18" office:value-type="string" calcext:value-type="string">
            <text:p>Samarretes i sudaderes </text:p>
          </table:table-cell>
          <table:table-cell table:style-name="ce98" office:value-type="float" office:value="1000" calcext:value-type="float">
            <text:p>1.000,00 €</text:p>
          </table:table-cell>
          <table:table-cell table:style-name="ce98" table:formula="of:=SUMIF(PARTIDES;[.I12];IMPORTS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 office:value-type="string" calcext:value-type="string">
            <text:p>Rifa</text:p>
          </table:table-cell>
          <table:table-cell table:style-name="ce41" table:number-columns-repeated="2"/>
          <table:table-cell table:style-name="ce98" office:value-type="float" office:value="200" calcext:value-type="float">
            <text:p>200,00 €</text:p>
          </table:table-cell>
          <table:table-cell table:style-name="ce98" office:value-type="float" office:value="160" calcext:value-type="float">
            <text:p>160,00 €</text:p>
          </table:table-cell>
          <table:table-cell table:style-name="ce9"/>
          <table:table-cell table:style-name="ce18" office:value-type="string" calcext:value-type="string">
            <text:p>Excursió</text:p>
          </table:table-cell>
          <table:table-cell table:style-name="ce98" office:value-type="float" office:value="840" calcext:value-type="float">
            <text:p>840,00 €</text:p>
          </table:table-cell>
          <table:table-cell table:style-name="ce98" table:formula="of:=SUMIF(PARTIDES;[.I13];IMPORTS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8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18" office:value-type="string" calcext:value-type="string">
            <text:p>Activitats I material comú</text:p>
          </table:table-cell>
          <table:table-cell table:style-name="ce98" office:value-type="float" office:value="1495" calcext:value-type="float">
            <text:p>1.495,00 €</text:p>
          </table:table-cell>
          <table:table-cell table:style-name="ce98" table:formula="of:=SUMIF(PARTIDES;[.I14];IMPORTS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66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18" office:value-type="string" calcext:value-type="string">
            <text:p>Manutenció</text:p>
          </table:table-cell>
          <table:table-cell table:style-name="ce98" office:value-type="float" office:value="11750" calcext:value-type="float">
            <text:p>11.750,00 €</text:p>
          </table:table-cell>
          <table:table-cell table:style-name="ce98" table:formula="of:=SUMIF(PARTIDES;[.I15];IMPORTS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Farmàcia</text:p>
          </table:table-cell>
          <table:table-cell table:style-name="ce98" office:value-type="float" office:value="500" calcext:value-type="float">
            <text:p>500,00 €</text:p>
          </table:table-cell>
          <table:table-cell table:style-name="ce98" table:formula="of:=SUMIF(PARTIDES;[.I16];IMPORTS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18" office:value-type="string" calcext:value-type="string">
            <text:p>Marxa</text:p>
          </table:table-cell>
          <table:table-cell table:style-name="ce98" office:value-type="float" office:value="300" calcext:value-type="float">
            <text:p>300,00 €</text:p>
          </table:table-cell>
          <table:table-cell table:style-name="ce98" table:formula="of:=SUMIF(PARTIDES;[.I17];IMPORTS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4" office:value-type="string" calcext:value-type="string" table:number-columns-spanned="2" table:number-rows-spanned="1">
            <text:p>Pressupost</text:p>
          </table:table-cell>
          <table:covered-table-cell table:style-name="ce66"/>
          <table:table-cell table:style-name="ce20"/>
          <table:table-cell table:style-name="ce34" office:value-type="string" calcext:value-type="string" table:number-columns-spanned="2" table:number-rows-spanned="1">
            <text:p>BALANÇ REAL</text:p>
          </table:table-cell>
          <table:covered-table-cell table:style-name="ce66"/>
          <table:table-cell table:style-name="ce9"/>
          <table:table-cell table:style-name="ce18" office:value-type="string" calcext:value-type="string">
            <text:p>Imprevistos I sopar</text:p>
          </table:table-cell>
          <table:table-cell table:style-name="ce98" office:value-type="float" office:value="600" calcext:value-type="float">
            <text:p>600,00 €</text:p>
          </table:table-cell>
          <table:table-cell table:style-name="ce98" table:formula="of:=SUMIF(PARTIDES;[.I18];IMPORTS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34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31"/>
          <table:table-cell table:style-name="ce133"/>
          <table:table-cell table:style-name="ce136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34" office:value-type="string" calcext:value-type="string">
            <text:p>Despeses</text:p>
          </table:table-cell>
          <table:table-cell table:style-name="ce46" table:formula="of:=[.K20]" office:value-type="float" office:value="-29705.27" calcext:value-type="float">
            <text:p>29.705,27 €</text:p>
          </table:table-cell>
          <table:table-cell table:style-name="ce9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35" table:formula="of:=SUM([.K9:.K18])" office:value-type="float" office:value="-29705.27" calcext:value-type="float" table:number-columns-spanned="1" table:number-rows-spanned="2">
            <text:p>-29.70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34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66.4399999999987" calcext:value-type="currency">
            <text:p>-66,44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2"/>
          <table:table-cell table:style-name="ce137"/>
          <table:table-cell table:style-name="ce171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73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15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1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1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2" table:number-rows-repeated="1047566">
          <table:table-cell table:number-columns-repeated="1025"/>
        </table:table-row>
        <table:table-row table:style-name="ro3" table:number-rows-repeated="15">
          <table:table-cell table:number-columns-repeated="1025"/>
        </table:table-row>
        <table:table-row table:style-name="ro3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58" office:value-type="string" calcext:value-type="string">
            <text:p>Data</text:p>
          </table:table-cell>
          <table:table-cell table:style-name="ce158" office:value-type="string" calcext:value-type="string">
            <text:p>Moviment</text:p>
          </table:table-cell>
          <table:table-cell table:style-name="ce158" office:value-type="string" calcext:value-type="string">
            <text:p>PARTIDA</text:p>
          </table:table-cell>
          <table:table-cell table:style-name="ce158" office:value-type="string" calcext:value-type="string">
            <text:p>Import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168" table:content-validation-name="val1" office:value-type="string" calcext:value-type="string">
            <text:p>Lloguer Autobú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5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170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5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170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168" table:content-validation-name="val1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1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168" table:content-validation-name="val1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169" table:content-validation-name="val1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168" table:content-validation-name="val1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174" table:content-validation-name="val1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169" table:content-validation-name="val1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169" table:content-validation-name="val1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169" table:content-validation-name="val1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108</text:p>
          </table:table-cell>
          <table:table-cell table:style-name="ce169" table:content-validation-name="val1" office:value-type="string" calcext:value-type="string">
            <text:p>Lloguer de les instal·lacions </text:p>
          </table:table-cell>
          <table:table-cell table:style-name="ce195" office:value-type="float" office:value="-50.43" calcext:value-type="float">
            <text:p>-50,43</text:p>
          </table:table-cell>
        </table:table-row>
        <table:table-row table:style-name="ro4" table:number-rows-repeated="6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8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>
        <table:named-range table:name="IMPORTS" table:base-cell-address="$Factures.$E$1" table:cell-range-address="$Factures.$E:.$E"/>
        <table:named-range table:name="PARTIDES" table:base-cell-address="$Factures.$D$1" table:cell-range-address="$Factures.$D:.$D"/>
      </table:named-expressions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0:25:19.429058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4-05-03T10:01:08.166079694</dc:date>
    <meta:editing-duration>P1DT49M6S</meta:editing-duration>
    <meta:editing-cycles>17</meta:editing-cycles>
    <meta:document-statistic meta:table-count="2" meta:cell-count="536" meta:object-count="0"/>
  </office:meta>
</office:document-meta>
</file>